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f135c"/>
    </style:style>
    <style:style style:name="P2" style:family="paragraph" style:parent-style-name="Standard">
      <style:text-properties officeooo:paragraph-rsid="0021278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9603" officeooo:paragraph-rsid="0024960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135c" officeooo:paragraph-rsid="001f135c"/>
    </style:style>
    <style:style style:name="P5" style:family="paragraph" style:parent-style-name="Standard">
      <style:text-properties officeooo:rsid="00209203" officeooo:paragraph-rsid="001f135c"/>
    </style:style>
    <style:style style:name="P6" style:family="paragraph" style:parent-style-name="Standard">
      <style:text-properties officeooo:rsid="002cfde1" officeooo:paragraph-rsid="002cfde1"/>
    </style:style>
    <style:style style:name="P7" style:family="paragraph" style:parent-style-name="Standard">
      <style:text-properties officeooo:rsid="002feb1e" officeooo:paragraph-rsid="002feb1e"/>
    </style:style>
    <style:style style:name="P8" style:family="paragraph" style:parent-style-name="Standard">
      <style:text-properties officeooo:rsid="002feb1e" officeooo:paragraph-rsid="00352387"/>
    </style:style>
    <style:style style:name="P9" style:family="paragraph" style:parent-style-name="Standard">
      <style:text-properties officeooo:rsid="00352387" officeooo:paragraph-rsid="00352387"/>
    </style:style>
    <style:style style:name="P10" style:family="paragraph" style:parent-style-name="Standard">
      <style:text-properties officeooo:rsid="002cfde1" officeooo:paragraph-rsid="002cfde1"/>
    </style:style>
    <style:style style:name="P11" style:family="paragraph" style:parent-style-name="Standard">
      <style:text-properties officeooo:rsid="002cfde1" officeooo:paragraph-rsid="0036ceb7"/>
    </style:style>
    <style:style style:name="T1" style:family="text">
      <style:text-properties officeooo:rsid="001f135c"/>
    </style:style>
    <style:style style:name="T2" style:family="text">
      <style:text-properties officeooo:rsid="00209203"/>
    </style:style>
    <style:style style:name="T3" style:family="text">
      <style:text-properties officeooo:rsid="00212789"/>
    </style:style>
    <style:style style:name="T4" style:family="text">
      <style:text-properties officeooo:rsid="00226983"/>
    </style:style>
    <style:style style:name="T5" style:family="text">
      <style:text-properties officeooo:rsid="0031448f"/>
    </style:style>
    <style:style style:name="T6" style:family="text">
      <style:text-properties officeooo:rsid="0032cf7a"/>
    </style:style>
    <style:style style:name="T7" style:family="text">
      <style:text-properties officeooo:rsid="00352387"/>
    </style:style>
    <style:style style:name="T8" style:family="text">
      <style:text-properties officeooo:rsid="0036ceb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站点数据库结构</text:p>
      <text:p text:style-name="P4">站点基本设置 </text:p>
      <text:p text:style-name="P1"><text:span text:style-name="T1"><text:tab/></text:span><text:span text:style-name="T4">page</text:span><text:span text:style-name="T1">_</text:span><text:span text:style-name="T4">title</text:span><text:span text:style-name="T1"> <text:s/>charfield 网页标题栏显示的名字</text:span></text:p>
      <text:p text:style-name="P1"><text:span text:style-name="T1"><text:tab/>logo_txt</text:span><text:span text:style-name="T3">1</text:span><text:span text:style-name="T1"> charfield</text:span></text:p>
      <text:p text:style-name="P1"><text:span text:style-name="T1"><text:tab/>logo_txt</text:span><text:span text:style-name="T3">2</text:span><text:span text:style-name="T1"> charfield</text:span></text:p>
      <text:p text:style-name="P1"><text:span text:style-name="T1"><text:tab/></text:span><text:span text:style-name="T3">titile_txt</text:span><text:span text:style-name="T1">（或者说明文本）</text:span></text:p>
      <text:p text:style-name="P1"><text:span text:style-name="T1"><text:tab/>//</text:span><text:span text:style-name="T3">static</text:span><text:span text:style-name="T1">1 chafield<text:tab/><text:tab/> url</text:span></text:p>
      <text:p text:style-name="P1"><text:span text:style-name="T1"><text:tab/>//</text:span><text:span text:style-name="T3">static</text:span><text:span text:style-name="T1">2 charfield<text:tab/><text:tab/>url</text:span></text:p>
      <text:p text:style-name="P1"><text:span text:style-name="T1"><text:tab/>//</text:span><text:span text:style-name="T3">static</text:span><text:span text:style-name="T1">3 charfield <text:tab/><text:tab/></text:span><text:span text:style-name="T2">url </text:span></text:p>
      <text:p text:style-name="P1"><text:span text:style-name="T1"><text:tab/>//</text:span><text:span text:style-name="T3">static</text:span><text:span text:style-name="T2">4 charfield <text:tab/><text:tab/>url 为空表示没有打开或设置</text:span></text:p>
      <text:p text:style-name="P2"><text:span text:style-name="T2"><text:tab/></text:span><text:span text:style-name="T3">homepage_</text:span><text:span text:style-name="T2">url charfield<text:tab/></text:span></text:p>
      <text:p text:style-name="P5"><text:tab/>logourl</text:p>
      <text:p text:style-name="P5"><text:tab/><text:span text:style-name="T5">comment_on yes or no 评论是否打开</text:span></text:p>
      <text:p text:style-name="P5"><text:span text:style-name="T5"><text:tab/></text:span><text:span text:style-name="T6">register</text:span></text:p>
      <text:p text:style-name="P7">#基础设置</text:p>
      <text:p text:style-name="P7">class BasicSettings(models.Model):</text:p>
      <text:p text:style-name="P7"><text:s text:c="4"/>variable = models.CharField(max_length=30)</text:p>
      <text:p text:style-name="P7"><text:s text:c="4"/>value = models.CharField(max_length=100)</text:p>
      <text:p text:style-name="P7"><text:s text:c="4"/>def __unicode__(self):</text:p>
      <text:p text:style-name="P7"><text:s text:c="8"/>return u"%s" % (self.variable)</text:p>
      <text:p text:style-name="P7"><text:s text:c="4"/>class Meta:</text:p>
      <text:p text:style-name="P7"><text:s text:c="8"/>ordering = ['variable']</text:p>
      <text:p text:style-name="P7"/>
      <text:p text:style-name="P7">#标签</text:p>
      <text:p text:style-name="P7">class Tags(models.Model):</text:p>
      <text:p text:style-name="P7"><text:s text:c="4"/>tagname = models.CharField(max_length=20)</text:p>
      <text:p text:style-name="P7"><text:s text:c="4"/>def __unidode__(self):</text:p>
      <text:p text:style-name="P7"><text:s text:c="8"/>return u"%s %s" % (self.tagid,self.tagname)</text:p>
      <text:p text:style-name="P7"><text:s text:c="4"/>class Meta:</text:p>
      <text:p text:style-name="P7"><text:s text:c="8"/>ordering = ['tagname']</text:p>
      <text:p text:style-name="P7">#分类 <text:s text:c="3"/></text:p>
      <text:p text:style-name="P7">class ThreadTypes(models.Model):</text:p>
      <text:p text:style-name="P7"><text:s text:c="4"/>display_order = models.IntegerField()</text:p>
      <text:p text:style-name="P7"><text:s text:c="4"/>name = models.CharField(max_length=40)</text:p>
      <text:p text:style-name="P7"><text:s text:c="4"/>description = models.CharField(max_length=100,blank=True)</text:p>
      <text:p text:style-name="P7"><text:s text:c="4"/>status = models.CharField(max_length=20)</text:p>
      <text:p text:style-name="P7"><text:soft-page-break/><text:s text:c="4"/>def __unicode__(self):</text:p>
      <text:p text:style-name="P7"><text:s text:c="8"/>return u"%s" % self.name</text:p>
      <text:p text:style-name="P7"><text:s text:c="4"/>class Meta:</text:p>
      <text:p text:style-name="P7"><text:s text:c="8"/>ordering = ['name']</text:p>
      <text:p text:style-name="P7">class Comments(models.Model):</text:p>
      <text:p text:style-name="P7"><text:s text:c="4"/>comment_post_id = models.BigIntegerField()</text:p>
      <text:p text:style-name="P7"><text:s text:c="4"/>comment_author = models.CharField(max_length=20)</text:p>
      <text:p text:style-name="P7"><text:s text:c="4"/>comment_author_email = models.EmailField(blank=True)</text:p>
      <text:p text:style-name="P7"><text:s text:c="4"/>comment_author_url = models.CharField(max_length=20,blank=True)</text:p>
      <text:p text:style-name="P7"><text:s text:c="4"/>comment_author_ip = models.IPAddressField(blank=True)</text:p>
      <text:p text:style-name="P7"><text:s text:c="4"/>comment_date = models.DateTimeField()</text:p>
      <text:p text:style-name="P7"><text:s text:c="4"/>comment_content = models.TextField()</text:p>
      <text:p text:style-name="P7"><text:s text:c="4"/>comment_approved = models.BooleanField(blank=True)</text:p>
      <text:p text:style-name="P7"><text:s text:c="4"/>comment_agent = models.CharField(max_length=30,blank=True)</text:p>
      <text:p text:style-name="P7"><text:s text:c="4"/>comment_parent_id = models.BigIntegerField(blank=True)</text:p>
      <text:p text:style-name="P7"><text:s text:c="4"/>user_id = models.BigIntegerField(blank=True)</text:p>
      <text:p text:style-name="P7">class Links(models.Model):</text:p>
      <text:p text:style-name="P7"><text:s text:c="4"/>link_url = models.URLField()</text:p>
      <text:p text:style-name="P7"><text:s text:c="4"/>link_name = models.CharField(max_length=20)</text:p>
      <text:p text:style-name="P7"><text:s text:c="4"/>link_image_url = models.URLField()</text:p>
      <text:p text:style-name="P7"><text:s text:c="4"/>link_target_url = models.URLField()</text:p>
      <text:p text:style-name="P7"><text:s text:c="4"/>link_description = models.TextField()</text:p>
      <text:p text:style-name="P7"><text:s text:c="4"/>link_visible = models.BooleanField()</text:p>
      <text:p text:style-name="P7"><text:s text:c="4"/>link_owner = models.IntegerField() #链接添加者的用户id</text:p>
      <text:p text:style-name="P7"><text:s text:c="4"/>link_rating = models.IntegerField()</text:p>
      <text:p text:style-name="P7"><text:s text:c="4"/>link_rss = models.URLField()</text:p>
      <text:p text:style-name="P7"><text:s text:c="4"/></text:p>
      <text:p text:style-name="P7"><text:s text:c="4"/></text:p>
      <text:p text:style-name="P9">#文章</text:p>
      <text:p text:style-name="P9">class Posts(models.Model):</text:p>
      <text:p text:style-name="P9"><text:s text:c="4"/>post_authorid = models.IntegerField(verbose_name=u'文章作者id')</text:p>
      <text:p text:style-name="P9"><text:s text:c="4"/>post_date = models.DateTimeField(auto_now_add=True,verbose_name=u'发表日期')</text:p>
      <text:p text:style-name="P9"><text:s text:c="4"/>post_date_modified = models.DateTimeField(auto_now=True,verbose_name=u'最后修改日期')</text:p>
      <text:p text:style-name="P9"><text:s text:c="4"/>post_content = models.TextField(verbose_name=u'文章内容')</text:p>
      <text:p text:style-name="P9"><text:s text:c="4"/>post_titile = models.CharField(max_length=50,verbose_name=u'文章标题')</text:p>
      <text:p text:style-name="P8"><text:span text:style-name="T7"><text:s text:c="4"/>post_name = models.CharField(max_length=50,blank=True,verbose_name=u'文章缩略名') <text:s text:c="4"/></text:span><text:soft-page-break/><text:span text:style-name="T7">#文章缩略名</text:span></text:p>
      <text:p text:style-name="P9"><text:s text:c="4"/>post_cover = models.CharField(max_length=200,verbose_name=u'文章封面图片地址') <text:s text:c="5"/>#封面图片地址</text:p>
      <text:p text:style-name="P9"><text:s text:c="4"/>post_introduction = models.CharField(max_length=500,blank=True,verbose_name=u'文章简介') <text:s text:c="4"/>#文章介绍，将会出现在首页</text:p>
      <text:p text:style-name="P9"><text:s text:c="4"/>post_status = models.ForeignKey(Status,verbose_name=u'文章状态')</text:p>
      <text:p text:style-name="P9"><text:s text:c="4"/>comment_status = models.BooleanField(verbose_name=u'显示评论')</text:p>
      <text:p text:style-name="P9"><text:s text:c="4"/>post_password = models.CharField(max_length=20,blank=True,verbose_name=u'文章密码')</text:p>
      <text:p text:style-name="P9"><text:s text:c="4"/>post_tagid = models.ManyToManyField(Tags,verbose_name=u'标签')</text:p>
      <text:p text:style-name="P9"><text:s text:c="4"/>post_threadtypeid = models.ForeignKey(ThreadTypes,verbose_name=u'分类')</text:p>
      <text:p text:style-name="P9"><text:s text:c="4"/>post_comment_conut = models.IntegerField(verbose_name=u'评论数量')</text:p>
      <text:p text:style-name="P9"><text:s text:c="4"/>post_comments = models.ManyToManyField(Comments,blank=True,verbose_name=u'评论')</text:p>
      <text:p text:style-name="P7"><text:s text:c="4"/>def __unicode__(self):</text:p>
      <text:p text:style-name="P7"><text:s text:c="8"/>return u"%s" % (self.post_date)</text:p>
      <text:p text:style-name="P7"><text:s text:c="4"/>class Meta:</text:p>
      <text:p text:style-name="P7"><text:s text:c="8"/>ordering = ['post_date']</text:p>
      <text:p text:style-name="P6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P6"/>
      <text:p text:style-name="P6"/>
      <text:p text:style-name="P11"><text:span text:style-name="T8">后台功能列表</text:span></text:p>
      <text:p text:style-name="P11"><text:span text:style-name="T8">--文章功能</text:span></text:p>
      <text:p text:style-name="P11"><text:span text:style-name="T8">----查看所有文章列表（管理）</text:span></text:p>
      <text:p text:style-name="P11"><text:span text:style-name="T8">----发表新文章</text:span></text:p>
      <text:p text:style-name="P11"><text:soft-page-break/><text:span text:style-name="T8">----文章分类目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7-21T10:04:57</dc:date>
    <dc:creator>root </dc:creator>
    <meta:editing-duration>PT4H23M10S</meta:editing-duration>
    <meta:editing-cycles>22</meta:editing-cycles>
    <meta:generator>LibreOffice/3.6$Linux_X86_64 LibreOffice_project/360m1$Build-2</meta:generator>
    <meta:document-statistic meta:table-count="0" meta:image-count="1" meta:object-count="0" meta:page-count="4" meta:paragraph-count="90" meta:word-count="421" meta:character-count="3369" meta:non-whitespace-character-count="2915"/>
  </office:meta>
</office:document-meta>
</file>